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English111 Adagio BT" svg:font-family="'English111 Adagio B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c18d1"/>
    </style:style>
    <style:style style:name="P2" style:family="paragraph" style:parent-style-name="Standard" style:list-style-name="L1"/>
    <style:style style:name="P3" style:family="paragraph" style:parent-style-name="Standard" style:list-style-name="tabela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1c865f" style:font-weight-asian="bold" style:font-weight-complex="bold"/>
    </style:style>
    <style:style style:name="P6" style:family="paragraph" style:parent-style-name="Standard" style:list-style-name="L4"/>
    <style:style style:name="P7" style:family="paragraph" style:parent-style-name="Standard" style:list-style-name="L3"/>
    <style:style style:name="P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 style:writing-mode="page"/>
    </style:style>
    <style:style style:name="P9" style:family="paragraph" style:parent-style-name="Header">
      <style:paragraph-properties fo:margin-top="0cm" fo:margin-bottom="0cm" loext:contextual-spacing="false" fo:line-height="200%" fo:text-align="center" style:justify-single-word="false"/>
      <style:text-properties fo:font-size="9pt" fo:font-weight="bold" officeooo:rsid="001ca3a0" officeooo:paragraph-rsid="001ca3a0" style:font-size-asian="9pt" style:font-weight-asian="bold" style:font-size-complex="9pt" style:font-weight-complex="bold"/>
    </style:style>
    <style:style style:name="P10" style:family="paragraph" style:parent-style-name="nagłówek1">
      <style:paragraph-properties fo:break-before="column"/>
      <style:text-properties officeooo:paragraph-rsid="001ca3a0"/>
    </style:style>
    <style:style style:name="P11" style:family="paragraph" style:parent-style-name="nagłówek1">
      <loext:graphic-properties draw:fill="none"/>
      <style:paragraph-properties fo:margin-left="0cm" fo:margin-right="0cm" fo:text-indent="0cm" style:auto-text-indent="false" fo:background-color="transparent" style:writing-mod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ebcdb"/>
    </style:style>
    <style:style style:name="Sect1" style:family="section">
      <style:section-properties text:dont-balance-text-columns="false" style:editable="false">
        <style:columns fo:column-count="2">
          <style:column style:rel-width="5150*" fo:start-indent="0cm" fo:end-indent="0.044cm"/>
          <style:column style:rel-width="4488*" fo:start-indent="0.044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Temat: </text:span>Zadania poezji i role poety. Zinterpretuj i porównaj podane teksty Czesława Miłosza i Ernesta Brylla, uwzględniając wybrane konteksty literackie oraz ukształtowanie artystyczne obu tekstów.</text:p>
      <text:section text:style-name="Sect1" text:name="Sekcja1">
        <text:p text:style-name="P11"><text:span text:style-name="pogrubienie">Czesław Miłosz (1911-2004)</text:span></text:p>
        <text:p text:style-name="nagłówek2"><text:span text:style-name="pogrubienie"><text:span text:style-name="T2">Który skrzywdziłeś</text:span></text:span></text:p>
        <text:p text:style-name="P1">Który skrzywdziłeś człowieka prostego</text:p>
        <text:p text:style-name="P1">Śmiechem nad krzywdą jego wybuchając,</text:p>
        <text:p text:style-name="P1">Gromadę błaznów koło siebie mając</text:p>
        <text:p text:style-name="P1">Na pomieszanie dobrego i złego,</text:p>
        <text:p text:style-name="P1">Choćby przed tobą wszyscy się skłonili</text:p>
        <text:p text:style-name="P1">Cnotę i mądrość tobie przypisując,</text:p>
        <text:p text:style-name="P1">Złote medale na twoją cześć kując,</text:p>
        <text:p text:style-name="P1">Radzi że jeszcze jeden dzień przeżyli,</text:p>
        <text:p text:style-name="P1"/>
        <text:p text:style-name="P1">Nie bądź bezpieczny. Poeta pamięta</text:p>
        <text:p text:style-name="P1">Możesz go zabić - narodzi się nowy.</text:p>
        <text:p text:style-name="P1">Spisane będą czyny i rozmowy.</text:p>
        <text:p text:style-name="P1"/>
        <text:p text:style-name="P1">Lepszy dla ciebie byłby świt zimowy</text:p>
        <text:p text:style-name="P1">I sznur i gałąź pod ciężarem zgięta.</text:p>
        <text:p text:style-name="P1"/>
        <text:p text:style-name="P1">Washington D.C., 1950 (Światło dzienne, 1953)</text:p>
        <text:p text:style-name="P10">Ernest Bryll (ur. 1935)</text:p>
        <text:p text:style-name="Standard"><text:span text:style-name="pogrubienie"><text:span text:style-name="T2">Ten, który…</text:span></text:span></text:p>
        <text:p text:style-name="P1">Ten, który skrzywdził człowieka prostego</text:p>
        <text:p text:style-name="P1">Wynajdzie rymopisów, co wszystko wymażą</text:p>
        <text:p text:style-name="P1">i historyka w dowodach zręcznego</text:p>
        <text:p text:style-name="P1">Który wyrzeźbi dzieje z tak dostojną twarzą</text:p>
        <text:p text:style-name="P1">Jak nigdy w dziejach nie bywało.</text:p>
        <text:p text:style-name="P1">Ten, który zbrodnię czynił - byle wszystko cało</text:p>
        <text:p text:style-name="P1">Znajdzie w ciemności wieków swoją sprawiedliwość</text:p>
        <text:p text:style-name="P1">Chociaż siał burze, słodkie zbierze ziarno.</text:p>
        <text:p text:style-name="P1"/>
        <text:p text:style-name="P1">Takie jest doświadczenie. A my byśmy chcieli</text:p>
        <text:p text:style-name="P1">Aby się słowa poety lękano</text:p>
        <text:p text:style-name="P1">By imperatorowie w pomiętej pościeli</text:p>
        <text:p text:style-name="P1">Pocili się, myśleli - co o nich pisano</text:p>
        <text:p text:style-name="P1"/>
        <text:p text:style-name="P1">Takie jest doświadczenie, które zawsze znano</text:p>
        <text:p text:style-name="P1">I zawsze przeciw głupi poeci lecieli.</text:p>
        <text:p text:style-name="P1"/>
        <text:p text:style-name="P1">Zwierzątko, 1975</text:p>
      </text:section>
      <text:p text:style-name="Standard">I. <text:span text:style-name="T1">Rozwinięcie tematu (22 pkt)</text:span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4">Miłosz, Który skrzywdziłeś</text:p>
          </table:table-cell>
          <table:table-cell table:style-name="Tabela1.B1" office:value-type="string">
            <text:p text:style-name="P5">Bryll, Ten, który…</text:p>
          </table:table-cell>
        </table:table-row>
        <table:table-row>
          <table:table-cell table:style-name="Tabela1.A2" table:number-columns-spanned="2" office:value-type="string">
            <text:p text:style-name="P4">Kreacja podmiotu lirycznego</text:p>
          </table:table-cell>
          <table:covered-table-cell/>
        </table:table-row>
        <table:table-row>
          <table:table-cell table:style-name="Tabela1.A7" office:value-type="string">
            <text:list xml:id="list1511264322" text:style-name="L1">
              <text:list-item>
                <text:p text:style-name="P2">pewny własnej wartości roli poeta;</text:p>
              </text:list-item>
              <text:list-item>
                <text:p text:style-name="P2">obserwator i krytyk piętnujący zło;</text:p>
              </text:list-item>
              <text:list-item>
                <text:p text:style-name="P2">osoba zaangażowana;</text:p>
              </text:list-item>
            </text:list>
          </table:table-cell>
          <table:table-cell table:style-name="Tabela1.B7" office:value-type="string">
            <text:list xml:id="list3445126516" text:style-name="L3">
              <text:list-item>
                <text:p text:style-name="P7">racjonalista odrzucający idealizowanie rzeczywistości;</text:p>
              </text:list-item>
              <text:list-item>
                <text:p text:style-name="P7">ironiczny, sarkastyczny krytyk;</text:p>
              </text:list-item>
              <text:list-item>
                <text:p text:style-name="P7">osoba zachowująca dystans;</text:p>
              </text:list-item>
            </text:list>
            <text:p text:style-name="Standard"/>
          </table:table-cell>
        </table:table-row>
        <table:table-row>
          <table:table-cell table:style-name="Tabela1.A2" table:number-columns-spanned="2" office:value-type="string">
            <text:p text:style-name="P4">Adresat liryczny</text:p>
          </table:table-cell>
          <table:covered-table-cell/>
        </table:table-row>
        <table:table-row>
          <table:table-cell table:style-name="Tabela1.A7" office:value-type="string">
            <text:list xml:id="list1319254453" text:style-name="tabela">
              <text:list-item>
                <text:p text:style-name="P3">człowiek lekceważący człowieka i normy moralne;</text:p>
              </text:list-item>
              <text:list-item>
                <text:p text:style-name="P3">tyran, zadufany w sobie, pyszny i dumny władca;</text:p>
              </text:list-item>
            </text:list>
          </table:table-cell>
          <table:table-cell table:style-name="Tabela1.B7" office:value-type="string">
            <text:list xml:id="list1115782453" text:style-name="L4">
              <text:list-item>
                <text:p text:style-name="P6">retoryczne "my", czyli "wy" - podm. zdystansowany!</text:p>
              </text:list-item>
              <text:list-item>
                <text:p text:style-name="P6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4">Władca i społeczeństwo</text:p>
          </table:table-cell>
          <table:covered-table-cell/>
        </table:table-row>
        <table:table-row>
          <table:table-cell table:style-name="Tabela1.A7" office:value-type="string">
            <text:list xml:id="list3350988903" text:style-name="tabela">
              <text:list-item>
                <text:p text:style-name="P3">spersonalizowany (2 os. lp.) - wzmocnienie groźby;</text:p>
              </text:list-item>
              <text:list-item>
                <text:p text:style-name="P3">strachem podporządkowuje sobie innych;</text:p>
              </text:list-item>
              <text:list-item>
                <text:p text:style-name="P3">poddańczo wychwalany i idealizowany;</text:p>
              </text:list-item>
              <text:list-item>
                <text:p text:style-name="P3"/>
              </text:list-item>
            </text:list>
          </table:table-cell>
          <table:table-cell table:style-name="Tabela1.B7" office:value-type="string">
            <text:list xml:id="list103536905343426" text:continue-numbering="true" text:style-name="tabela">
              <text:list-item>
                <text:p text:style-name="P3">uprzedmiotowiony (3 os.) - niedosięgły; cyniczny i szyderczy manipulator; gardzi człowiekiem i prawdą;</text:p>
              </text:list-item>
              <text:list-item>
                <text:p text:style-name="P3">żąda poklasku, w praktyce triumfuje; pociąga za sobą ludzi (atrakcyjność zła);</text:p>
              </text:list-item>
            </text:list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English111 Adagio BT" svg:font-family="'English111 Adagio B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agłówek1" style:family="paragraph" style:parent-style-name="Standard" style:next-style-name="Heading_20_1" style:master-page-name="">
      <style:paragraph-properties fo:margin-top="0.499cm" fo:margin-bottom="0.499cm" loext:contextual-spacing="false" style:page-number="auto" style:writing-mode="page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agłówek2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ogrubienie" style:family="text">
      <style:text-properties fo:font-weight="bold" style:font-size-asian="10.5pt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tabela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loext:contextual-spacing="false" fo:line-height="200%" fo:text-align="center" style:justify-single-word="false"/>
      <style:text-properties fo:font-size="9pt" fo:font-weight="bold" officeooo:rsid="001ca3a0" officeooo:paragraph-rsid="001ca3a0" style:font-size-asian="9pt" style:font-weight-asian="bold" style:font-size-complex="9pt" style:font-weight-complex="bold"/>
    </style:style>
    <style:style style:name="MT1" style:family="text">
      <style:text-properties officeooo:rsid="001ebc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olumny, sekcje i t<text:span text:style-name="MT1">abel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8:14.276056559</meta:creation-date>
    <dc:date>2017-10-30T10:35:35.357045425</dc:date>
    <meta:editing-duration>PT5M55S</meta:editing-duration>
    <meta:editing-cycles>3</meta:editing-cycles>
    <meta:generator>LibreOffice/5.4.1.2.0$Linux_X86_64 LibreOffice_project/40m0$Build-2</meta:generator>
    <meta:document-statistic meta:table-count="1" meta:image-count="0" meta:object-count="0" meta:page-count="2" meta:paragraph-count="57" meta:word-count="329" meta:character-count="2211" meta:non-whitespace-character-count="1954"/>
  </office:meta>
</office:document-meta>
</file>